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4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5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6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7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8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0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2818718425335557375" text:style-name="L1">
              <text:list-item>
                <text:p text:style-name="P15">회원가입 입력사항 정규표현식 생성하여 프론트에 적용</text:p>
              </text:list-item>
              <text:list-item>
                <text:p text:style-name="P15">회원가입 form UI 초안 생성</text:p>
              </text:list-item>
            </text:list>
            <text:p text:style-name="P8"/>
            <text:p text:style-name="P6">2023-04-21</text:p>
            <text:list xml:id="list580018372405740288" text:style-name="L2">
              <text:list-item>
                <text:p text:style-name="P16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1986813677690147004" text:style-name="L3">
              <text:list-item>
                <text:p text:style-name="P23">아이디 중복 확인</text:p>
              </text:list-item>
            </text:list>
            <text:list xml:id="list5414185334916837378" text:style-name="L4">
              <text:list-item>
                <text:p text:style-name="P24">MembersController 아이디 중복 확인 기능</text:p>
              </text:list-item>
              <text:list-item>
                <text:p text:style-name="P17">프론트 중복 확인 팝업</text:p>
              </text:list-item>
            </text:list>
            <text:list xml:id="list34570928" text:continue-list="list1986813677690147004" text:style-name="L3">
              <text:list-item>
                <text:p text:style-name="P29"><text:span text:style-name="T1">MembersDAO &amp; MembersController <text:s text:c="2"/></text:span><text:span text:style-name="T2">회원정보 입력 기능</text:span></text:p>
                <text:p text:style-name="P23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3364437415079972427" text:style-name="L5">
              <text:list-item>
                <text:p text:style-name="P25">MembersDAO &amp; MembersController <text:s/>RUD 생성</text:p>
              </text:list-item>
              <text:list-item>
                <text:p text:style-name="P25">전화번호 인증 API</text:p>
              </text:list-item>
              <text:list-item>
                <text:p text:style-name="P18">회원가입 반응형 적용</text:p>
              </text:list-item>
              <text:list-item>
                <text:p text:style-name="P18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6099316627422550288" text:style-name="L6">
              <text:list-item>
                <text:p text:style-name="P26">아이디 중복 확인</text:p>
              </text:list-item>
            </text:list>
            <text:list xml:id="list6220162874546449101" text:style-name="L7">
              <text:list-item>
                <text:list>
                  <text:list-item>
                    <text:p text:style-name="P27"><text:span text:style-name="T3">MembersDAO &amp; MembersController</text:span> 아이디 중복 확인 기능</text:p>
                  </text:list-item>
                  <text:list-item>
                    <text:p text:style-name="P19">프론트 중복 확인 팝업</text:p>
                  </text:list-item>
                </text:list>
              </text:list-item>
            </text:list>
            <text:list xml:id="list3446851047644587501" text:style-name="L8">
              <text:list-header>
                <text:p text:style-name="P20"/>
              </text:list-header>
            </text:list>
            <text:p text:style-name="P5"/>
            <text:p text:style-name="P11"/>
            <text:p text:style-name="P11">미 진행 </text:p>
            <text:list xml:id="list5030350014618080806" text:style-name="L9">
              <text:list-item>
                <text:p text:style-name="P21">MembersDAO &amp; MembersController <text:s text:c="2"/>회원정보 입력(C) 기능 생성</text:p>
                <text:p text:style-name="P21">- DB 입력에 필요한 컬럼들 확인</text:p>
              </text:list-item>
              <text:list-item>
                <text:p text:style-name="P21">ID 중복 확인 처리 비동기로 수정</text:p>
              </text:list-item>
              <text:list-item>
                <text:p text:style-name="P21">마이페이지 프로필 프론트 &amp; UI 생성</text:p>
              </text:list-item>
              <text:list-item>
                <text:p text:style-name="P30"><text:span text:style-name="T1">MembersDAO &amp; MembersController <text:s/></text:span><text:span text:style-name="T2">출력,수정,삭제 기능(</text:span><text:span text:style-name="T1">RUD) 생성</text:span></text:p>
              </text:list-item>
              <text:list-item>
                <text:p text:style-name="P21">회원가입 반응형 적용</text:p>
              </text:list-item>
              <text:list-item>
                <text:p text:style-name="P28">전화번호 인증 API</text:p>
                <text:p text:style-name="P28"/>
              </text:list-item>
            </text:list>
            <text:p text:style-name="P8"/>
            <text:p text:style-name="P8"/>
            <text:p text:style-name="P8">문제</text:p>
            <text:list xml:id="list2160547166768105086" text:style-name="L10">
              <text:list-item>
                <text:p text:style-name="P22">전화번호 인증은 어떤 API를 써야하고, 어떻게 적용 해야할까</text:p>
                <text:p text:style-name="P22"/>
              </text:list-item>
            </text:list>
            <text:p text:style-name="P8"/>
            <text:list xml:id="list34570953" text:continue-list="list5030350014618080806" text:style-name="L9">
              <text:list-header>
                <text:p text:style-name="P21"/>
              </text:list-header>
            </text:list>
          </table:table-cell>
        </table:table-row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31</meta:editing-cycles>
    <meta:creation-date>2023-04-03T02:48:00</meta:creation-date>
    <dc:date>2023-04-25T14:31:45.89</dc:date>
    <meta:editing-duration>PT1H17M5S</meta:editing-duration>
    <meta:generator>OpenOffice/4.1.13$Win32 OpenOffice.org_project/4113m1$Build-9810</meta:generator>
    <meta:document-statistic meta:table-count="3" meta:image-count="0" meta:object-count="0" meta:page-count="3" meta:paragraph-count="93" meta:word-count="418" meta:character-count="9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